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0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2024.8" table:style-name="ta1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1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12.30 18.0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2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2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6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6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1.0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2 12.5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192.7797.</text:p>
          </table:table-cell>
          <table:table-cell office:value-type="string" calcext:value-type="string">
            <text:p>18699.64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10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33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8</text:p>
          </table:table-cell>
          <table:table-cell table:number-columns-repeated="4"/>
          <table:table-cell office:value-type="string" calcext:value-type="string">
            <text:p>2025.01.23 13.07</text:p>
          </table:table-cell>
          <table:table-cell/>
          <table:table-cell office:value-type="string" calcext:value-type="string">
            <text:p>138.0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137.63</text:p>
          </table:table-cell>
          <table:table-cell table:style-name="ce16" office:value-type="string" calcext:value-type="string">
            <text:p>4.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.00.0000</text:date>, <text:time style:data-style-name="N2" text:time-value="23:34:50.3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23T23:35:05.391000000</dc:date>
    <meta:editing-duration>P2DT17M2S</meta:editing-duration>
    <meta:editing-cycles>1020</meta:editing-cycles>
    <meta:document-statistic meta:table-count="3" meta:cell-count="1781" meta:object-count="0"/>
  </office:meta>
</office:document-meta>
</file>